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</office:automatic-styles>
  <office:body>
    <office:text>
      <text:p text:style-name="P1"><text:span text:style-name="T1_1">The</text:span><text:span text:style-name="T1_2"><text:s/></text:span><text:span text:style-name="T1_3">following</text:span><text:span text:style-name="T1_4"><text:s/></text:span><text:span text:style-name="T1_5">document</text:span><text:span text:style-name="T1_6"><text:s/></text:span><text:span text:style-name="T1_7">outlines</text:span><text:span text:style-name="T1_8"><text:s/></text:span><text:span text:style-name="T1_9">the</text:span><text:span text:style-name="T1_10"><text:s/></text:span><text:span text:style-name="T1_11">theory</text:span><text:span text:style-name="T1_12"><text:s/></text:span><text:span text:style-name="T1_13">behind</text:span><text:span text:style-name="T1_14"><text:s/></text:span><text:span text:style-name="T1_15">CI</text:span><text:span text:style-name="T1_16"><text:s/></text:span><text:span text:style-name="T1_17">for</text:span><text:span text:style-name="T1_18"><text:s/></text:span><text:span text:style-name="T1_19">google</text:span><text:span text:style-name="T1_20"><text:s/></text:span><text:span text:style-name="T1_21">docs</text:span><text:span text:style-name="T1_22"><text:s/></text:span><text:span text:style-name="T1_23">with</text:span><text:span text:style-name="T1_24"><text:s/></text:span><text:span text:style-name="T1_25">github</text:span><text:span text:style-name="T1_26"><text:s/></text:span><text:span text:style-name="T1_27">and</text:span><text:span text:style-name="T1_28"><text:s/></text:span><text:span text:style-name="T1_29">gerrit</text:span><text:span text:style-name="T1_30"><text:s/></text:span><text:span text:style-name="T1_31">addition</text:span><text:span text:style-name="T1_32">.</text:span></text:p>
      <text:p text:style-name="P2"/>
      <text:p text:style-name="P3"><text:span text:style-name="T3_1">Working</text:span><text:span text:style-name="T3_2"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